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Patrón Observad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Funcionamiento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El patrón observador consiste en notificar algún evento o cambio de estado de algo, sin necesidad de estarlo preguntando, es decir si algo nos interesa y se desea conocer su estado permanentemente generamos una suscripción a este y cada vez que surja un cambio nos sera notificad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jempl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Se enviá un televisor al taller, entonces en vez de ir todos los días al taller a preguntar si esta listo, podemos acordar con el técnico que nos avise cuando lo este, así se podrá ejecutar la acción de ir a recogerlo cuando se reciba la notificación del técnico, en vez de estar ejecutando dicha opción innecesariamen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ull: El productor genera datos unicamente cuando son pedidos por el consumidor</text:p>
              </text:list-item>
              <text:list-item>
                <text:p>Push: Se producen los datos a medida que se van generando y el consumidor reacciona a estos a medida que se le notifica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5:55:23.528131497</meta:creation-date>
    <meta:editing-duration>PT17M5S</meta:editing-duration>
    <meta:editing-cycles>3</meta:editing-cycles>
    <meta:generator>LibreOffice/6.4.6.2$Linux_X86_64 LibreOffice_project/40$Build-2</meta:generator>
    <dc:title>Blue Curve</dc:title>
    <dc:date>2020-11-16T16:12:45.466630519</dc:date>
    <meta:document-statistic meta:object-count="50"/>
  </office:meta>
</office:document-meta>
</file>